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officeooo:rsid="000a5e9f" officeooo:paragraph-rsid="000ec2f5"/>
    </style:style>
    <style:style style:name="P3" style:family="paragraph" style:parent-style-name="Standard">
      <style:text-properties style:font-name="Calibri" officeooo:rsid="000ed71e" officeooo:paragraph-rsid="000ed71e"/>
    </style:style>
    <style:style style:name="P4" style:family="paragraph" style:parent-style-name="Standard">
      <style:text-properties style:font-name="Calibri" officeooo:paragraph-rsid="000ed71e"/>
    </style:style>
    <style:style style:name="P5" style:family="paragraph" style:parent-style-name="Standard" style:master-page-name="MP0">
      <style:paragraph-properties style:page-number="auto" fo:break-before="page"/>
      <style:text-properties style:font-name="Calibri"/>
    </style:style>
    <style:style style:name="P6" style:family="paragraph" style:parent-style-name="Standard">
      <style:text-properties style:font-name="Calibri" officeooo:rsid="000ec2f5" officeooo:paragraph-rsid="000ec2f5"/>
    </style:style>
    <style:style style:name="T1" style:family="text">
      <style:text-properties officeooo:rsid="000ed71e"/>
    </style:style>
    <style:style style:name="T2" style:family="text">
      <style:text-properties officeooo:rsid="000f6a6c"/>
    </style:style>
    <style:style style:name="T3" style:family="text">
      <style:text-properties officeooo:rsid="00135e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ynamic System Development Model Atern (DSDM Atern), which is an agile development framework, will be used to produce the desired product of this project. DSDM Atern is one of the agile frameworks that companies use due to its features of fixed time and cost. Scope will be the only factor that will change mostly in this project. The Project in a Box has DSDM Atern templates. These will greatly help us in delivering documents and keep us on the right track throughout the project. </text:p>
      <text:p text:style-name="P1"/>
      <text:p text:style-name="P2">DSDM Atern development framework was chosen to use instead of the OpenUP methodology because of the reason that the DSDM Atern is still evolving and now has a large community worldwide. DSDM can be use for large and small project depending to the need of the project which can be good practice, it is also very similar to Scrum Methodology which is now the most used agile methodology. </text:p>
      <text:p text:style-name="P2"/>
      <text:p text:style-name="P6">Risk <text:span text:style-name="T3">management </text:span>using DSDM will be minimized as the project progress because of its iterative and incremental approach, because of its active user involvement each phase of the DSDM, the user will be included <text:s/>and act as a key role to meet the requirements and product by the end of the deadline. </text:p>
      <text:p text:style-name="P1"/>
      <text:p text:style-name="P1">This project will use the 7 phases of DSDM Atern which are as follows:</text:p>
      <text:p text:style-name="P1"/>
      <text:p text:style-name="P1"><text:tab/>1. Pre-project</text:p>
      <text:p text:style-name="P1"><text:tab/>2. Feasibility</text:p>
      <text:p text:style-name="P1"><text:tab/>3. Foundation</text:p>
      <text:p text:style-name="P1"><text:tab/>4. Exploration</text:p>
      <text:p text:style-name="P1"><text:tab/>5. Engineering</text:p>
      <text:p text:style-name="P1"><text:tab/>6. Deployment</text:p>
      <text:p text:style-name="P1"><text:tab/>7. Post-project</text:p>
      <text:p text:style-name="P1"/>
      <text:p text:style-name="P1">The phases of the DSDM Atern will be used as the guide in setting the dates, and distributing and prioritizing tasks. DSDM follows a reverse triangle planning. The project requirements must be extensively and carefully planned at the start before proceeding to the next phases. <text:span text:style-name="T1">Delivering the deliverables on time without sacrificing the quality is what makes DSDM hard to use but worth it at the end, project management techniques will be use to deliver the solution on time, this techniques will be the blueprint of the project and will be strictly followed by every member in the project.</text:span></text:p>
      <text:p text:style-name="P1"/>
      <text:p text:style-name="P3">Core techniques in DSDM Atern:</text:p>
      <text:p text:style-name="P1"/>
      <text:p text:style-name="P1"><text:tab/>1. Time Boxing</text:p>
      <text:p text:style-name="P1"><text:tab/>2. MoSCoW Prioritisation</text:p>
      <text:p text:style-name="P1"><text:tab/>3. Facilitation Workshop</text:p>
      <text:p text:style-name="P1"><text:tab/></text:p>
      <text:p text:style-name="P1">MoSCoW stands for the following:</text:p>
      <text:p text:style-name="P1"/>
      <text:p text:style-name="P1"><text:tab/>M – Must Have</text:p>
      <text:p text:style-name="P1"><text:tab/>S <text:s/>– Should Have</text:p>
      <text:p text:style-name="P1"><text:tab/>C <text:s/>– Could Have</text:p>
      <text:p text:style-name="P1"><text:tab/>W – Won’t Have this time</text:p>
      <text:p text:style-name="P1"/>
      <text:p text:style-name="P1"><text:soft-page-break/>“Must Have” is the core task prioritisation for the project. Not all tasks should be assigned for “Must Have” if it is not important or if it will not affect the project. Most of the remaining items can be moved to “Should Have” or “Could Have”. “Won’t have this time” will be the later task that can be done once the other important tasks <text:span text:style-name="T1">were delivered.</text:span></text:p>
      <text:p text:style-name="P1"/>
      <text:p text:style-name="P4">Time Boxing will be the <text:span text:style-name="T1">task </text:span>planner of the project. Every task of the project will be done using time box approach. <text:span text:style-name="T1">Development timebox with member assign to each task will make the task done by each day and a progress report will be collect by the end of the week.</text:span></text:p>
      <text:p text:style-name="P4"/>
      <text:p text:style-name="P4">Facilitation Workshop composed of meetings for the project where progress is checked and tasks are distributed. <text:span text:style-name="T2">This will be the time to talk about any suggestion about the project, risk that may arise and confusion to each tas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NZ"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NZ"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Windows_X86_64 LibreOffice_project/f99d75f39f1c57ebdd7ffc5f42867c12031db97a</meta:generator>
    <meta:creation-date>2016-07-31T12:15:00Z</meta:creation-date>
    <dc:date>2016-08-01T13:53:23.526000000</dc:date>
    <meta:editing-cycles>8</meta:editing-cycles>
    <meta:editing-duration>PT1H5M15S</meta:editing-duration>
    <meta:document-statistic meta:table-count="0" meta:image-count="0" meta:object-count="0" meta:page-count="2" meta:paragraph-count="25" meta:word-count="519" meta:character-count="2982" meta:non-whitespace-character-count="2462"/>
    <meta:template xlink:type="simple" xlink:actuate="onRequest" xlink:title="" xlink:href="../IT7351/Weltec-Project/DSDM.odt/Normal.dotm"/>
  </office:meta>
</office:document-meta>
</file>